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T14" style:parent-style-name="Absatz-Standardschriftart" style:family="text">
      <style:text-properties style:font-name="Wingdings" style:font-name-asian="Wingdings" style:font-name-complex="Wingdings"/>
    </style:style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</office:automatic-styles>
  <office:body>
    <office:text text:use-soft-page-breaks="true">
      <text:p text:style-name="P1">Fischeod und temperatur:</text:p>
      <text:p text:style-name="Standard">ENGER1968:</text:p>
      <text:list text:style-name="LFO2" text:continue-numbering="true">
        <text:list-item>
          <text:p text:style-name="P2">Q10 Wert: Faktor um den das EOD steigt, wenn die Tenperatur um 1o Kelvin erhöht wird (abgeleitet von der RGT Regel) (quelle:wikipedia)</text:p>
        </text:list-item>
        <text:list-item>
          <text:p text:style-name="P3">Die EOD Frequenzen steigen bei allen von engers getesteten gymnotiformen hoch frequenten spezies um einen q10 wert nahe 1.5 an in dem temperaturbereich 23-33 grad celsius</text:p>
        </text:list-item>
        <text:list-item>
          <text:p text:style-name="P4">Lissman 1958 hat bei gymnotus carapo außerdem heraus gefunden, dass die eod frequenz nicht nur von der temperatur, sondern auch davon abhing, ob die temperatur<text:s/>von niedrigeren oder von höheren temperaturen aus erzeugt wurde</text:p>
        </text:list-item>
        <text:list-item>
          <text:p text:style-name="P5">Enger konnte keine hinweise finden, dass dem so ist wie lissman es beschreibt</text:p>
        </text:list-item>
        <text:list-item>
          <text:p text:style-name="P6">Die temperatur im pacemaker des gehirns beeinflusst die eod frequenz, weshalb es auch eine weile dauert bis sich die eod frequenz nach einer wassertemperatur umstellung verändert</text:p>
        </text:list-item>
        <text:list-item>
          <text:p text:style-name="P7">Die temperatur der elektrorezeptoren in der haut spielt keine rolle</text:p>
        </text:list-item>
      </text:list>
      <text:p text:style-name="Standard">DUNLAP2000:</text:p>
      <text:list text:style-name="LFO3" text:continue-numbering="true">
        <text:list-item>
          <text:p text:style-name="P8">A.leptorynchus: Linearer Zusammenhang zwischen EOD Frequenz und Temperatur bei einem Q10 Faktor von 1.62</text:p>
        </text:list-item>
        <text:list-item>
          <text:p text:style-name="P9">Die amplitude stieg und fiel je nach temperaturbereich mit fallenden und steigenden temperaturen oder auch nicht</text:p>
        </text:list-item>
        <text:list-item>
          <text:p text:style-name="P10">EOD Frequenz korreliert linear mit der Temperatur mit r^2 werten höher als 0,97</text:p>
        </text:list-item>
        <text:list-item>
          <text:p text:style-name="P11">Der q10 wert unterscheidet sich etwas darin, wenn gekühlt bzw erhitzt wird</text:p>
        </text:list-item>
        <text:list-item>
          <text:p text:style-name="P12">Die Temperaturänderungen haben verschiedene Auswirkungen auf die 1. Und die 2.harmonische der EOD, die harmonische zusammensetzung eines signals ändert sich mit der Temperatur</text:p>
        </text:list-item>
        <text:list-item>
          <text:p text:style-name="P13">Amplitude und frequenz des eod ändern sich bei einer temperaturänderung unterschiedlich<text:s/><text:span text:style-name="T14"></text:span><text:s/>änderung der wellenform und der harmonischen</text:p>
        </text:list-item>
      </text:list>
      <text:p text:style-name="Standard">HOPKINS1976:</text:p>
      <text:list text:style-name="LFO4" text:continue-numbering="true">
        <text:list-item>
          <text:p text:style-name="P15">Lokales erwärmen der elektrorezeptoren führte zu<text:s/>veränderten Tuning kurve. Bei kalten temperaturen ist das tuning enger als bei warmen temperaturen???</text:p>
        </text:list-item>
        <text:list-item>
          <text:p text:style-name="P16">Bei niedrigen temperaturen ist die optimale frequenz der tuningkurve niedriger als bei hohen temoeraturen bei eigenmannia</text:p>
        </text:list-item>
        <text:list-item>
          <text:p text:style-name="P17">Q10 werte der t-rezeptororgane: 2,8 und 3,0 bei 20 – 22 grad celsius bei eigenmannia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iam Plappert</meta:initial-creator>
    <dc:creator>Miriam Plappert</dc:creator>
    <meta:creation-date>2015-12-10T10:19:00Z</meta:creation-date>
    <dc:date>2015-12-10T19:17:00Z</dc:date>
    <meta:template xlink:href="Normal" xlink:type="simple"/>
    <meta:editing-cycles>1</meta:editing-cycles>
    <meta:editing-duration>PT0S</meta:editing-duration>
    <meta:document-statistic meta:page-count="1" meta:paragraph-count="3" meta:word-count="268" meta:character-count="1956" meta:row-count="14" meta:non-whitespace-character-count="1691"/>
  </office:meta>
</office:document-meta>
</file>